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visible" draw:shadow-offset-x="0.051cm" draw:shadow-offset-y="0.051cm" draw:shadow-color="#666666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Light'" style:font-pitch="variable" fo:font-size="12pt" style:font-size-asian="12pt" style:font-size-complex="12pt"/>
    </style:style>
    <style:style style:name="P3" style:family="paragraph"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'Ubuntu Light'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59cm" svg:height="2.159cm" svg:x="2.821cm" svg:y="3.937cm"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159cm" svg:height="2.159cm" svg:x="0.481cm" svg:y="7.784cm">
          <text:p text:style-name="P1"><text:span text:style-name="T1">DM </text:span></text:p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159cm" svg:height="2.159cm" svg:x="2.821cm" svg:y="7.784cm">
          <text:p text:style-name="P1"><text:span text:style-name="T1">DM </text:span></text:p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159cm" svg:height="2.159cm" svg:x="5.198cm" svg:y="7.784cm">
          <text:p text:style-name="P1"><text:span text:style-name="T1">DM </text:span></text:p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159cm" svg:height="2.159cm" svg:x="0.481cm" svg:y="0.127cm">
          <text:p text:style-name="P1"><text:span text:style-name="T1">Customer</text:span></text:p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159cm" svg:height="2.159cm" svg:x="2.821cm" svg:y="0.127cm">
          <text:p text:style-name="P1"><text:span text:style-name="T1">Customer</text:span></text:p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159cm" svg:height="2.159cm" svg:x="5.198cm" svg:y="0.127cm">
          <text:p text:style-name="P1"><text:span text:style-name="T1">Customer</text:span></text:p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137cm" svg:y1="5.78cm" svg:x2="1.561cm" svg:y2="7.784cm" draw:start-shape="id1" draw:start-glue-point="7" draw:end-shape="id2" draw:end-glue-point="4" svg:d="m3137 5780c0 1777-1576 776-1576 2004">
          <text:p/>
        </draw:connector>
        <draw:connector draw:style-name="gr2" draw:text-style-name="P1" draw:layer="layout" draw:type="curve" svg:x1="3.901cm" svg:y1="6.096cm" svg:x2="3.9cm" svg:y2="7.784cm" draw:start-shape="id1" draw:start-glue-point="8" draw:end-shape="id3" svg:d="m3901 6096c0 1303-1 460-1 1688">
          <text:p/>
        </draw:connector>
        <draw:connector draw:style-name="gr2" draw:text-style-name="P1" draw:layer="layout" draw:type="curve" svg:x1="4.664cm" svg:y1="5.78cm" svg:x2="6.277cm" svg:y2="7.784cm" draw:start-shape="id1" draw:start-glue-point="9" draw:end-shape="id4" svg:d="m4664 5780c0 1777 1613 776 1613 2004">
          <text:p/>
        </draw:connector>
        <draw:connector draw:style-name="gr2" draw:text-style-name="P1" draw:layer="layout" draw:type="curve" svg:x1="3.137cm" svg:y1="4.253cm" svg:x2="1.561cm" svg:y2="2.286cm" draw:start-shape="id1" draw:start-glue-point="5" draw:end-shape="id5" draw:end-glue-point="8" svg:d="m3137 4253c0-1674-1576-691-1576-1967">
          <text:p/>
        </draw:connector>
        <draw:connector draw:style-name="gr2" draw:text-style-name="P1" draw:layer="layout" draw:type="curve" svg:x1="3.901cm" svg:y1="3.937cm" svg:x2="3.901cm" svg:y2="2.286cm" draw:start-shape="id1" draw:start-glue-point="4" draw:end-shape="id6" draw:end-glue-point="8" svg:d="m3901 3937v-1651">
          <text:p/>
        </draw:connector>
        <draw:connector draw:style-name="gr2" draw:text-style-name="P1" draw:layer="layout" draw:type="curve" svg:x1="4.664cm" svg:y1="4.253cm" svg:x2="6.277cm" svg:y2="2.286cm" draw:start-shape="id1" draw:start-glue-point="11" draw:end-shape="id7" svg:d="m4664 4253c0-1674 1613-691 1613-1967">
          <text:p/>
        </draw:connector>
        <draw:frame draw:style-name="gr3" draw:text-style-name="P3" draw:layer="layout" svg:width="3.81cm" svg:height="1.673cm" svg:x="0.862cm" svg:y="2.772cm">
          <draw:text-box>
            <text:p text:style-name="P3"><text:span text:style-name="T2">Communication through data hub</text:span></text:p>
          </draw:text-box>
        </draw:frame>
        <draw:frame draw:style-name="gr3" draw:text-style-name="P3" draw:layer="layout" svg:width="3.81cm" svg:height="1.199cm" svg:x="0.481cm" svg:y="5.969cm">
          <draw:text-box>
            <text:p text:style-name="P3"><text:span text:style-name="T2">Dispatch and col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hrooz Nobakht</meta:initial-creator>
    <meta:creation-date>2013-03-22T09:48:28</meta:creation-date>
    <dc:date>2013-03-22T12:06:40</dc:date>
    <dc:creator>Behrooz Nobakht</dc:creator>
    <meta:editing-duration>PT2H10M27S</meta:editing-duration>
    <meta:editing-cycles>3</meta:editing-cycles>
    <meta:generator>LibreOffice/3.6$Linux_X86_64 LibreOffice_project/360m1$Build-2</meta:generator>
    <meta:document-statistic meta:object-count="15"/>
  </office:meta>
</office:document-meta>
</file>